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number-columns-repeated="2" table:default-cell-style-name="ce3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DSTAR</text:p>
          </table:table-cell>
          <table:table-cell/>
          <table:table-cell office:value-type="string" calcext:value-type="string">
            <text:p>27-0</text:p>
          </table:table-cell>
          <table:table-cell office:value-type="string" calcext:value-type="string">
            <text:p>table_address</text:p>
          </table:table-cell>
          <table:table-cell/>
          <table:table-cell office:value-type="string" calcext:value-type="string">
            <text:p>0xfffffe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TSEL</text:p>
          </table:table-cell>
          <table:table-cell office:value-type="string" calcext:value-type="string">
            <text:p>trigger_sel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ware_initiatio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TSEL</text:p>
          </table:table-cell>
          <table:table-cell office:value-type="string" calcext:value-type="string">
            <text:p>trigger_sel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lank_initiati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EN</text:p>
          </table:table-cell>
          <table:table-cell office:value-type="string" calcext:value-type="string">
            <text:p>dma_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EN</text:p>
          </table:table-cell>
          <table:table-cell office:value-type="string" calcext:value-type="string">
            <text:p>dma_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EN</text:p>
          </table:table-cell>
          <table:table-cell office:value-type="string" calcext:value-type="string">
            <text:p>dma_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start_sta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start_sta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ime_out_counte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ingle_hard_trigg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 office:value-type="string" calcext:value-type="string">
            <text:p>sending_rat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2M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 office:value-type="string" calcext:value-type="string">
            <text:p>sending_rat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1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delay_tim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ve_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internal_frame_moni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internal_state_moni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line_monit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HTC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rd_dma_clea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security_code</text:p>
          </table:table-cell>
          <table:table-cell office:value-type="string" calcext:value-type="string">
            <text:p>0x61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top_address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bottom_address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MSEL</text:p>
          </table:table-cell>
          <table:table-cell office:value-type="string" calcext:value-type="string">
            <text:p>msb_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7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MSEL</text:p>
          </table:table-cell>
          <table:table-cell office:value-type="string" calcext:value-type="string">
            <text:p>msb_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DA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txd_address_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RXDA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rxd_address_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RXDB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rxd_base_address</text:p>
          </table:table-cell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1:03:38.968180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14:10.349444064</meta:creation-date>
    <dc:date>2023-12-07T21:23:44.306709133</dc:date>
    <meta:editing-duration>PT1H7M24S</meta:editing-duration>
    <meta:editing-cycles>5</meta:editing-cycles>
    <meta:generator>LibreOffice/7.5.3.2$Linux_X86_64 LibreOffice_project/50$Build-2</meta:generator>
    <meta:document-statistic meta:table-count="1" meta:cell-count="113" meta:object-count="0"/>
  </office:meta>
</office:document-meta>
</file>